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Prob</text:p>
          </table:table-cell>
          <table:table-cell office:value-type="string" calcext:value-type="string">
            <text:p>Arrow 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refuses to resign</text:p>
          </table:table-cell>
          <table:table-cell table:number-columns-repeated="8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3]" office:value-type="float" office:value="0.95" calcext:value-type="float">
            <text:p>0.95</text:p>
          </table:table-cell>
          <table:table-cell table:formula="of:=[.D3]*20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A6]" office:value-type="float" office:value="0.05" calcext:value-type="float">
            <text:p>0.05</text:p>
          </table:table-cell>
          <table:table-cell table:formula="of:=[.D6]*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14]" office:value-type="float" office:value="0.684" calcext:value-type="float">
            <text:p>0.68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]*[.B7]" office:value-type="float" office:value="0.0684" calcext:value-type="float">
            <text:p>0.0684</text:p>
          </table:table-cell>
          <table:table-cell table:formula="of:=[.D7]*20" office:value-type="float" office:value="1.368" calcext:value-type="float">
            <text:p>1.3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6:.D7])" office:value-type="float" office:value="0.1184" calcext:value-type="float">
            <text:p>0.1184</text:p>
          </table:table-cell>
          <table:table-cell table:formula="of:=[.D8]*20" office:value-type="float" office:value="2.368" calcext:value-type="float">
            <text:p>2.3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position bring fwd date</text:p>
          </table:table-cell>
          <table:table-cell table:number-columns-repeated="8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1]*[.B11]" office:value-type="float" office:value="0.76" calcext:value-type="float">
            <text:p>0.76</text:p>
          </table:table-cell>
          <table:table-cell table:formula="of:=[.D11]*20" office:value-type="float" office:value="15.2" calcext:value-type="float">
            <text:p>15.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md succeeds</text:p>
          </table:table-cell>
          <table:table-cell table:number-columns-repeated="8"/>
        </table:table-row>
        <table:table-row table:style-name="ro1">
          <table:table-cell table:formula="of:=[.D11]"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4]*[.B14]" office:value-type="float" office:value="0.684" calcext:value-type="float">
            <text:p>0.684</text:p>
          </table:table-cell>
          <table:table-cell table:formula="of:=[.D14]*20" office:value-type="float" office:value="13.68" calcext:value-type="float">
            <text:p>13.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md fails</text:p>
          </table:table-cell>
          <table:table-cell table:number-columns-repeated="8"/>
        </table:table-row>
        <table:table-row table:style-name="ro1">
          <table:table-cell table:formula="of:=[.D11]"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7]*[.B17]" office:value-type="float" office:value="0.076" calcext:value-type="float">
            <text:p>0.076</text:p>
          </table:table-cell>
          <table:table-cell table:formula="of:=[.D17]*20" office:value-type="float" office:value="1.52" calcext:value-type="float">
            <text:p>1.5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complies</text:p>
          </table:table-cell>
          <table:table-cell table:number-columns-repeated="8"/>
        </table:table-row>
        <table:table-row table:style-name="ro1">
          <table:table-cell table:formula="of:=[.D14]" office:value-type="float" office:value="0.684" calcext:value-type="float">
            <text:p>0.68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0]*[.B20]" office:value-type="float" office:value="0.0684" calcext:value-type="float">
            <text:p>0.0684</text:p>
          </table:table-cell>
          <table:table-cell table:formula="of:=[.D20]*20" office:value-type="float" office:value="1.368" calcext:value-type="float">
            <text:p>1.3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comply</text:p>
          </table:table-cell>
          <table:table-cell table:number-columns-repeated="8"/>
        </table:table-row>
        <table:table-row table:style-name="ro1">
          <table:table-cell table:formula="of:=[.D14]" office:value-type="float" office:value="0.684" calcext:value-type="float">
            <text:p>0.68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3]*[.B23]" office:value-type="float" office:value="0.5472" calcext:value-type="float">
            <text:p>0.5472</text:p>
          </table:table-cell>
          <table:table-cell table:formula="of:=[.D23]*20" office:value-type="float" office:value="10.944" calcext:value-type="float">
            <text:p>10.94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before 17 Oct</text:p>
          </table:table-cell>
          <table:table-cell table:number-columns-repeated="8"/>
        </table:table-row>
        <table:table-row table:style-name="ro1">
          <table:table-cell table:formula="of:=[.D20]" office:value-type="float" office:value="0.0684" calcext:value-type="float">
            <text:p>0.068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6]*[.B26]" office:value-type="float" office:value="0.01368" calcext:value-type="float">
            <text:p>0.01368</text:p>
          </table:table-cell>
          <table:table-cell table:formula="of:=[.D26]*20" office:value-type="float" office:value="0.2736" calcext:value-type="float">
            <text:p>0.2736</text:p>
          </table:table-cell>
          <table:table-cell table:number-columns-repeated="4"/>
        </table:table-row>
        <table:table-row table:style-name="ro1">
          <table:table-cell table:formula="of:=[.D23]" office:value-type="float" office:value="0.5472" calcext:value-type="float">
            <text:p>0.5472</text:p>
          </table:table-cell>
          <table:table-cell table:number-columns-repeated="2"/>
          <table:table-cell table:formula="of:=[.A27]" office:value-type="float" office:value="0.5472" calcext:value-type="float">
            <text:p>0.5472</text:p>
          </table:table-cell>
          <table:table-cell table:formula="of:=[.D27]*20" office:value-type="float" office:value="10.944" calcext:value-type="float">
            <text:p>10.944</text:p>
          </table:table-cell>
          <table:table-cell table:number-columns-repeated="4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8]*[.B28]" office:value-type="float" office:value="0.095" calcext:value-type="float">
            <text:p>0.095</text:p>
          </table:table-cell>
          <table:table-cell table:formula="of:=[.D28]*20" office:value-type="float" office:value="1.9" calcext:value-type="float">
            <text:p>1.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26:.D28])" office:value-type="float" office:value="0.65588" calcext:value-type="float">
            <text:p>0.65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8"/>
        </table:table-row>
        <table:table-row table:style-name="ro1">
          <table:table-cell table:formula="of:=[.D29]" office:value-type="float" office:value="0.65588" calcext:value-type="float">
            <text:p>0.65588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31]*[.B31]" office:value-type="float" office:value="0.590292" calcext:value-type="float">
            <text:p>0.590292</text:p>
          </table:table-cell>
          <table:table-cell table:formula="of:=[.D31]*20" office:value-type="float" office:value="11.80584" calcext:value-type="float">
            <text:p>11.8058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8"/>
        </table:table-row>
        <table:table-row table:style-name="ro1">
          <table:table-cell table:formula="of:=[.D29]" office:value-type="float" office:value="0.65588" calcext:value-type="float">
            <text:p>0.6558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34]*[.B34]" office:value-type="float" office:value="0.065588" calcext:value-type="float">
            <text:p>0.065588</text:p>
          </table:table-cell>
          <table:table-cell table:formula="of:=[.D34]*20" office:value-type="float" office:value="1.31176" calcext:value-type="float">
            <text:p>1.3117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, Johnson resigns</text:p>
          </table:table-cell>
          <table:table-cell table:number-columns-repeated="8"/>
        </table:table-row>
        <table:table-row table:style-name="ro1">
          <table:table-cell table:formula="of:=[.D31]" office:value-type="float" office:value="0.590292" calcext:value-type="float">
            <text:p>0.59029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37]*[.B37]" office:value-type="float" office:value="0.5312628" calcext:value-type="float">
            <text:p>0.5312628</text:p>
          </table:table-cell>
          <table:table-cell table:formula="of:=[.D37]*20" office:value-type="float" office:value="10.625256" calcext:value-type="float">
            <text:p>10.6252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, Johnson doesn’t resign</text:p>
          </table:table-cell>
          <table:table-cell table:number-columns-repeated="8"/>
        </table:table-row>
        <table:table-row table:style-name="ro1">
          <table:table-cell table:formula="of:=[.D31]" office:value-type="float" office:value="0.590292" calcext:value-type="float">
            <text:p>0.59029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0]*[.B40]" office:value-type="float" office:value="0.0590292" calcext:value-type="float">
            <text:p>0.0590292</text:p>
          </table:table-cell>
          <table:table-cell table:formula="of:=[.D40]*20" office:value-type="float" office:value="1.180584" calcext:value-type="float">
            <text:p>1.18058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, Queen effectively sacks him</text:p>
          </table:table-cell>
          <table:table-cell table:number-columns-repeated="8"/>
        </table:table-row>
        <table:table-row table:style-name="ro1">
          <table:table-cell table:formula="of:=[.D40]" office:value-type="float" office:value="0.0590292" calcext:value-type="float">
            <text:p>0.059029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43]*[.B43]" office:value-type="float" office:value="0.0295146" calcext:value-type="float">
            <text:p>0.0295146</text:p>
          </table:table-cell>
          <table:table-cell table:formula="of:=[.D43]*20" office:value-type="float" office:value="0.590292" calcext:value-type="float">
            <text:p>0.5902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, case against him</text:p>
          </table:table-cell>
          <table:table-cell table:number-columns-repeated="8"/>
        </table:table-row>
        <table:table-row table:style-name="ro1">
          <table:table-cell table:formula="of:=[.D40]" office:value-type="float" office:value="0.0590292" calcext:value-type="float">
            <text:p>0.059029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46]*[.B46]" office:value-type="float" office:value="0.0295146" calcext:value-type="float">
            <text:p>0.0295146</text:p>
          </table:table-cell>
          <table:table-cell table:formula="of:=[.D46]*20" office:value-type="float" office:value="0.590292" calcext:value-type="float">
            <text:p>0.5902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oes to European Council</text:p>
          </table:table-cell>
          <table:table-cell table:number-columns-repeated="8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9]*[.B49]" office:value-type="float" office:value="0.095" calcext:value-type="float">
            <text:p>0.095</text:p>
          </table:table-cell>
          <table:table-cell table:formula="of:=[.D49]*20" office:value-type="float" office:value="1.9" calcext:value-type="float">
            <text:p>1.9</text:p>
          </table:table-cell>
          <table:table-cell table:number-columns-repeated="4"/>
        </table:table-row>
        <table:table-row table:style-name="ro1">
          <table:table-cell table:formula="of:=[.D17]" office:value-type="float" office:value="0.076" calcext:value-type="float">
            <text:p>0.076</text:p>
          </table:table-cell>
          <table:table-cell table:number-columns-repeated="2"/>
          <table:table-cell table:formula="of:=[.A50]" office:value-type="float" office:value="0.076" calcext:value-type="float">
            <text:p>0.076</text:p>
          </table:table-cell>
          <table:table-cell table:formula="of:=[.D50]*20" office:value-type="float" office:value="1.52" calcext:value-type="float">
            <text:p>1.52</text:p>
          </table:table-cell>
          <table:table-cell table:number-columns-repeated="4"/>
        </table:table-row>
        <table:table-row table:style-name="ro1">
          <table:table-cell table:formula="of:=[.D20]" office:value-type="float" office:value="0.0684" calcext:value-type="float">
            <text:p>0.068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51]*[.B51]" office:value-type="float" office:value="0.05472" calcext:value-type="float">
            <text:p>0.05472</text:p>
          </table:table-cell>
          <table:table-cell table:formula="of:=[.D51]*20" office:value-type="float" office:value="1.0944" calcext:value-type="float">
            <text:p>1.0944</text:p>
          </table:table-cell>
          <table:table-cell table:number-columns-repeated="4"/>
        </table:table-row>
        <table:table-row table:style-name="ro1">
          <table:table-cell table:formula="of:=[.D34]" office:value-type="float" office:value="0.065588" calcext:value-type="float">
            <text:p>0.065588</text:p>
          </table:table-cell>
          <table:table-cell table:number-columns-repeated="2"/>
          <table:table-cell table:formula="of:=[.A52]" office:value-type="float" office:value="0.065588" calcext:value-type="float">
            <text:p>0.065588</text:p>
          </table:table-cell>
          <table:table-cell table:formula="of:=[.D52]*20" office:value-type="float" office:value="1.31176" calcext:value-type="float">
            <text:p>1.3117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49:.D52])" office:value-type="float" office:value="0.291308" calcext:value-type="float">
            <text:p>0.29130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position parties unify</text:p>
          </table:table-cell>
          <table:table-cell table:number-columns-repeated="8"/>
        </table:table-row>
        <table:table-row table:style-name="ro1">
          <table:table-cell table:formula="of:=[.D43]" office:value-type="float" office:value="0.0295146" calcext:value-type="float">
            <text:p>0.0295146</text:p>
          </table:table-cell>
          <table:table-cell table:number-columns-repeated="2"/>
          <table:table-cell table:formula="of:=[.A56]" office:value-type="float" office:value="0.0295146" calcext:value-type="float">
            <text:p>0.0295146</text:p>
          </table:table-cell>
          <table:table-cell table:formula="of:=[.D56]*20" office:value-type="float" office:value="0.590292" calcext:value-type="float">
            <text:p>0.590292</text:p>
          </table:table-cell>
          <table:table-cell table:number-columns-repeated="4"/>
        </table:table-row>
        <table:table-row table:style-name="ro1">
          <table:table-cell table:formula="of:=[.D37]" office:value-type="float" office:value="0.5312628" calcext:value-type="float">
            <text:p>0.5312628</text:p>
          </table:table-cell>
          <table:table-cell table:number-columns-repeated="2"/>
          <table:table-cell table:formula="of:=[.A57]" office:value-type="float" office:value="0.5312628" calcext:value-type="float">
            <text:p>0.5312628</text:p>
          </table:table-cell>
          <table:table-cell table:formula="of:=[.D57]*20" office:value-type="float" office:value="10.625256" calcext:value-type="float">
            <text:p>10.625256</text:p>
          </table:table-cell>
          <table:table-cell table:number-columns-repeated="4"/>
        </table:table-row>
        <table:table-row table:style-name="ro1">
          <table:table-cell table:formula="of:=[.D8]" office:value-type="float" office:value="0.1184" calcext:value-type="float">
            <text:p>0.1184</text:p>
          </table:table-cell>
          <table:table-cell table:number-columns-repeated="2"/>
          <table:table-cell table:formula="of:=[.A58]" office:value-type="float" office:value="0.1184" calcext:value-type="float">
            <text:p>0.1184</text:p>
          </table:table-cell>
          <table:table-cell table:formula="of:=[.D58]*20" office:value-type="float" office:value="2.368" calcext:value-type="float">
            <text:p>2.3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56:.D58])" office:value-type="float" office:value="0.6791774" calcext:value-type="float">
            <text:p>0.67917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8"/>
        </table:table-row>
        <table:table-row table:style-name="ro1">
          <table:table-cell table:formula="of:=[.D59]" office:value-type="float" office:value="0.6791774" calcext:value-type="float">
            <text:p>0.679177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62]*[.B62]" office:value-type="float" office:value="0.61125966" calcext:value-type="float">
            <text:p>0.61125966</text:p>
          </table:table-cell>
          <table:table-cell table:formula="of:=[.D62]*20" office:value-type="float" office:value="12.2251932" calcext:value-type="float">
            <text:p>12.225193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8"/>
        </table:table-row>
        <table:table-row table:style-name="ro1">
          <table:table-cell table:formula="of:=[.D59]" office:value-type="float" office:value="0.6791774" calcext:value-type="float">
            <text:p>0.679177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65]*[.B65]" office:value-type="float" office:value="0.06791774" calcext:value-type="float">
            <text:p>0.06791774</text:p>
          </table:table-cell>
          <table:table-cell table:formula="of:=[.D65]*20" office:value-type="float" office:value="1.3583548" calcext:value-type="float">
            <text:p>1.35835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ets a Deal</text:p>
          </table:table-cell>
          <table:table-cell table:number-columns-repeated="8"/>
        </table:table-row>
        <table:table-row table:style-name="ro1">
          <table:table-cell table:formula="of:=[.D53]" office:value-type="float" office:value="0.291308" calcext:value-type="float">
            <text:p>0.29130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68]*[.B68]" office:value-type="float" office:value="0.0291308" calcext:value-type="float">
            <text:p>0.0291308</text:p>
          </table:table-cell>
          <table:table-cell table:formula="of:=[.D68]*20" office:value-type="float" office:value="0.582616" calcext:value-type="float">
            <text:p>0.58261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everything</text:p>
          </table:table-cell>
          <table:table-cell table:number-columns-repeated="8"/>
        </table:table-row>
        <table:table-row table:style-name="ro1">
          <table:table-cell table:formula="of:=[.D53]" office:value-type="float" office:value="0.291308" calcext:value-type="float">
            <text:p>0.291308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71]*[.B71]" office:value-type="float" office:value="0.1747848" calcext:value-type="float">
            <text:p>0.1747848</text:p>
          </table:table-cell>
          <table:table-cell table:formula="of:=[.D71]*20" office:value-type="float" office:value="3.495696" calcext:value-type="float">
            <text:p>3.49569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sks for ext for GE + EU offers months</text:p>
          </table:table-cell>
          <table:table-cell table:number-columns-repeated="8"/>
        </table:table-row>
        <table:table-row table:style-name="ro1">
          <table:table-cell table:formula="of:=[.D53]" office:value-type="float" office:value="0.291308" calcext:value-type="float">
            <text:p>0.29130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74]*[.B74]" office:value-type="float" office:value="0.0873924" calcext:value-type="float">
            <text:p>0.0873924</text:p>
          </table:table-cell>
          <table:table-cell table:formula="of:=[.D74]*20" office:value-type="float" office:value="1.747848" calcext:value-type="float">
            <text:p>1.7478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Fails</text:p>
          </table:table-cell>
          <table:table-cell table:number-columns-repeated="8"/>
        </table:table-row>
        <table:table-row table:style-name="ro1">
          <table:table-cell table:formula="of:=[.D68]" office:value-type="float" office:value="0.0291308" calcext:value-type="float">
            <text:p>0.0291308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77]*[.B77]" office:value-type="float" office:value="0.02767426" calcext:value-type="float">
            <text:p>0.02767426</text:p>
          </table:table-cell>
          <table:table-cell table:formula="of:=[.D77]*20" office:value-type="float" office:value="0.5534852" calcext:value-type="float">
            <text:p>0.553485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</text:p>
          </table:table-cell>
          <table:table-cell table:number-columns-repeated="8"/>
        </table:table-row>
        <table:table-row table:style-name="ro1">
          <table:table-cell table:formula="of:=[.D68]" office:value-type="float" office:value="0.0291308" calcext:value-type="float">
            <text:p>0.0291308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80]*[.B80]" office:value-type="float" office:value="0.00145654" calcext:value-type="float">
            <text:p>0.00145654</text:p>
          </table:table-cell>
          <table:table-cell table:formula="of:=[.D80]*20" office:value-type="float" office:value="0.0291308" calcext:value-type="float">
            <text:p>0.02913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</text:p>
          </table:table-cell>
          <table:table-cell table:number-columns-repeated="8"/>
        </table:table-row>
        <table:table-row table:style-name="ro1"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A83]" office:value-type="float" office:value="0" calcext:value-type="float">
            <text:p>0</text:p>
          </table:table-cell>
          <table:table-cell table:formula="of:=[.D83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A84]" office:value-type="float" office:value="0" calcext:value-type="float">
            <text:p>0</text:p>
          </table:table-cell>
          <table:table-cell table:formula="of:=[.D84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71]" office:value-type="float" office:value="0.1747848" calcext:value-type="float">
            <text:p>0.1747848</text:p>
          </table:table-cell>
          <table:table-cell table:number-columns-repeated="2"/>
          <table:table-cell table:formula="of:=[.A85]" office:value-type="float" office:value="0.1747848" calcext:value-type="float">
            <text:p>0.1747848</text:p>
          </table:table-cell>
          <table:table-cell table:formula="of:=[.D85]*20" office:value-type="float" office:value="3.495696" calcext:value-type="float">
            <text:p>3.495696</text:p>
          </table:table-cell>
          <table:table-cell table:number-columns-repeated="4"/>
        </table:table-row>
        <table:table-row table:style-name="ro1">
          <table:table-cell table:formula="of:=[.D77]" office:value-type="float" office:value="0.02767426" calcext:value-type="float">
            <text:p>0.0276742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86]*[.B86]" office:value-type="float" office:value="0.01383713" calcext:value-type="float">
            <text:p>0.01383713</text:p>
          </table:table-cell>
          <table:table-cell table:formula="of:=[.D86]*20" office:value-type="float" office:value="0.2767426" calcext:value-type="float">
            <text:p>0.276742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83:.D86])" office:value-type="float" office:value="0.18862193" calcext:value-type="float">
            <text:p>0.18862193</text:p>
          </table:table-cell>
          <table:table-cell table:formula="of:=[.D87]*20" office:value-type="float" office:value="3.7724386" calcext:value-type="float">
            <text:p>3.7724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21 Oct, fails</text:p>
          </table:table-cell>
          <table:table-cell table:number-columns-repeated="8"/>
        </table:table-row>
        <table:table-row table:style-name="ro1">
          <table:table-cell table:formula="of:=[.D87]" office:value-type="float" office:value="0.18862193" calcext:value-type="float">
            <text:p>0.1886219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89]*[.B89]" office:value-type="float" office:value="0.018862193" calcext:value-type="float">
            <text:p>0.018862193</text:p>
          </table:table-cell>
          <table:table-cell table:formula="of:=[.D89]*20" office:value-type="float" office:value="0.37724386" calcext:value-type="float">
            <text:p>0.3772438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, passes</text:p>
          </table:table-cell>
          <table:table-cell table:number-columns-repeated="8"/>
        </table:table-row>
        <table:table-row table:style-name="ro1">
          <table:table-cell table:formula="of:=[.D87]" office:value-type="float" office:value="0.18862193" calcext:value-type="float">
            <text:p>0.18862193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92]*[.B92]" office:value-type="float" office:value="0.169759737" calcext:value-type="float">
            <text:p>0.169759737</text:p>
          </table:table-cell>
          <table:table-cell table:formula="of:=[.D92]*20" office:value-type="float" office:value="3.39519474" calcext:value-type="float">
            <text:p>3.3951947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st min revoke showdown</text:p>
          </table:table-cell>
          <table:table-cell table:number-columns-repeated="8"/>
        </table:table-row>
        <table:table-row table:style-name="ro1">
          <table:table-cell table:formula="of:=[.D46]" office:value-type="float" office:value="0.0295146" calcext:value-type="float">
            <text:p>0.0295146</text:p>
          </table:table-cell>
          <table:table-cell table:number-columns-repeated="2"/>
          <table:table-cell table:formula="of:=[.A95]" office:value-type="float" office:value="0.0295146" calcext:value-type="float">
            <text:p>0.0295146</text:p>
          </table:table-cell>
          <table:table-cell table:formula="of:=[.D95]*20" office:value-type="float" office:value="0.590292" calcext:value-type="float">
            <text:p>0.590292</text:p>
          </table:table-cell>
          <table:table-cell table:number-columns-repeated="4"/>
        </table:table-row>
        <table:table-row table:style-name="ro1">
          <table:table-cell table:formula="of:=[.D89]" office:value-type="float" office:value="0.018862193" calcext:value-type="float">
            <text:p>0.018862193</text:p>
          </table:table-cell>
          <table:table-cell table:number-columns-repeated="2"/>
          <table:table-cell table:formula="of:=[.A96]" office:value-type="float" office:value="0.018862193" calcext:value-type="float">
            <text:p>0.018862193</text:p>
          </table:table-cell>
          <table:table-cell table:formula="of:=[.D96]*20" office:value-type="float" office:value="0.37724386" calcext:value-type="float">
            <text:p>0.37724386</text:p>
          </table:table-cell>
          <table:table-cell table:number-columns-repeated="4"/>
        </table:table-row>
        <table:table-row table:style-name="ro1">
          <table:table-cell table:formula="of:=[.D77]" office:value-type="float" office:value="0.02767426" calcext:value-type="float">
            <text:p>0.0276742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97]*[.B97]" office:value-type="float" office:value="0.01383713" calcext:value-type="float">
            <text:p>0.01383713</text:p>
          </table:table-cell>
          <table:table-cell table:formula="of:=[.D97]*20" office:value-type="float" office:value="0.2767426" calcext:value-type="float">
            <text:p>0.276742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95:.D97])" office:value-type="float" office:value="0.062213923" calcext:value-type="float">
            <text:p>0.062213923</text:p>
          </table:table-cell>
          <table:table-cell table:formula="of:=[.D98]*20" office:value-type="float" office:value="1.24427846" calcext:value-type="float">
            <text:p>1.24427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Manual rounded</text:p>
          </table:table-cell>
        </table:table-row>
        <table:table-row table:style-name="ro1"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A102]" office:value-type="float" office:value="0" calcext:value-type="float">
            <text:p>0</text:p>
          </table:table-cell>
          <table:table-cell table:formula="of:=[.D102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98]" office:value-type="float" office:value="0.062213923" calcext:value-type="float">
            <text:p>0.06221392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03]*[.B103]" office:value-type="float" office:value="0.0124427846" calcext:value-type="float">
            <text:p>0.0124427846</text:p>
          </table:table-cell>
          <table:table-cell table:formula="of:=[.D103]*20" office:value-type="float" office:value="0.248855692" calcext:value-type="float">
            <text:p>0.2488556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02:.D103])" office:value-type="float" office:value="0.0124427846" calcext:value-type="float">
            <text:p>0.0124427846</text:p>
          </table:table-cell>
          <table:table-cell table:formula="of:=[.D104]*20" office:value-type="float" office:value="0.248855692" calcext:value-type="float">
            <text:p>0.248855692</text:p>
          </table:table-cell>
          <table:table-cell/>
          <table:table-cell table:formula="of:=[.D104]*100" office:value-type="float" office:value="1.24427846" calcext:value-type="float">
            <text:p>1.24427846</text:p>
          </table:table-cell>
          <table:table-cell table:style-name="ce2" table:formula="of:=[.G104]" office:value-type="float" office:value="1.24427846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rt 50 Revoked</text:p>
          </table:table-cell>
          <table:table-cell table:number-columns-repeated="8"/>
        </table:table-row>
        <table:table-row table:style-name="ro1">
          <table:table-cell table:formula="of:=[.D98]" office:value-type="float" office:value="0.062213923" calcext:value-type="float">
            <text:p>0.06221392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07]*[.B107]" office:value-type="float" office:value="0.0497711384" calcext:value-type="float">
            <text:p>0.0497711384</text:p>
          </table:table-cell>
          <table:table-cell table:formula="of:=[.D107]*20" office:value-type="float" office:value="0.995422768" calcext:value-type="float">
            <text:p>0.995422768</text:p>
          </table:table-cell>
          <table:table-cell/>
          <table:table-cell table:formula="of:=[.D107]*100" office:value-type="float" office:value="4.97711384" calcext:value-type="float">
            <text:p>4.97711384</text:p>
          </table:table-cell>
          <table:table-cell table:style-name="ce2" table:formula="of:=[.G107]" office:value-type="float" office:value="4.97711384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rexit with a Deal</text:p>
          </table:table-cell>
          <table:table-cell table:number-columns-repeated="8"/>
        </table:table-row>
        <table:table-row table:style-name="ro1">
          <table:table-cell table:formula="of:=[.D80]" office:value-type="float" office:value="0.00145654" calcext:value-type="float">
            <text:p>0.00145654</text:p>
          </table:table-cell>
          <table:table-cell table:number-columns-repeated="2"/>
          <table:table-cell table:formula="of:=[.A110]" office:value-type="float" office:value="0.00145654" calcext:value-type="float">
            <text:p>0.00145654</text:p>
          </table:table-cell>
          <table:table-cell table:formula="of:=[.D110]*20" office:value-type="float" office:value="0.0291308" calcext:value-type="float">
            <text:p>0.0291308</text:p>
          </table:table-cell>
          <table:table-cell/>
          <table:table-cell table:formula="of:=[.D110]*100" office:value-type="float" office:value="0.145654" calcext:value-type="float">
            <text:p>0.145654</text:p>
          </table:table-cell>
          <table:table-cell table:style-name="ce2" table:formula="of:=[.G110]" office:value-type="float" office:value="0.145654" calcext:value-type="float">
            <text:p/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 by end 2019</text:p>
          </table:table-cell>
          <table:table-cell table:number-columns-repeated="8"/>
        </table:table-row>
        <table:table-row table:style-name="ro1">
          <table:table-cell table:formula="of:=[.D92]" office:value-type="float" office:value="0.169759737" calcext:value-type="float">
            <text:p>0.16975973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3]*[.B113]" office:value-type="float" office:value="0.0848798685" calcext:value-type="float">
            <text:p>0.0848798685</text:p>
          </table:table-cell>
          <table:table-cell table:formula="of:=[.D113]*20" office:value-type="float" office:value="1.69759737" calcext:value-type="float">
            <text:p>1.69759737</text:p>
          </table:table-cell>
          <table:table-cell table:number-columns-repeated="4"/>
        </table:table-row>
        <table:table-row table:style-name="ro1">
          <table:table-cell table:formula="of:=[.D74]" office:value-type="float" office:value="0.0873924" calcext:value-type="float">
            <text:p>0.0873924</text:p>
          </table:table-cell>
          <table:table-cell table:number-columns-repeated="2"/>
          <table:table-cell table:formula="of:=[.A114]" office:value-type="float" office:value="0.0873924" calcext:value-type="float">
            <text:p>0.0873924</text:p>
          </table:table-cell>
          <table:table-cell table:formula="of:=[.D114]*20" office:value-type="float" office:value="1.747848" calcext:value-type="float">
            <text:p>1.747848</text:p>
          </table:table-cell>
          <table:table-cell table:number-columns-repeated="4"/>
        </table:table-row>
        <table:table-row table:style-name="ro1">
          <table:table-cell table:formula="of:=[.D62]" office:value-type="float" office:value="0.61125966" calcext:value-type="float">
            <text:p>0.6112596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15]*[.B115]" office:value-type="float" office:value="0.427881762" calcext:value-type="float">
            <text:p>0.427881762</text:p>
          </table:table-cell>
          <table:table-cell table:formula="of:=[.D115]*20" office:value-type="float" office:value="8.55763524" calcext:value-type="float">
            <text:p>8.557635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13:.D115])" office:value-type="float" office:value="0.6001540305" calcext:value-type="float">
            <text:p>0.6001540305</text:p>
          </table:table-cell>
          <table:table-cell table:formula="of:=[.D116]*20" office:value-type="float" office:value="12.00308061" calcext:value-type="float">
            <text:p>12.00308061</text:p>
          </table:table-cell>
          <table:table-cell/>
          <table:table-cell table:formula="of:=[.D116]*100" office:value-type="float" office:value="60.01540305" calcext:value-type="float">
            <text:p>60.01540305</text:p>
          </table:table-cell>
          <table:table-cell table:style-name="ce2" table:formula="of:=[.G116]" office:value-type="float" office:value="60.01540305" calcext:value-type="float">
            <text:p>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GE in 202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formula="of:=[.D92]" office:value-type="float" office:value="0.169759737" calcext:value-type="float">
            <text:p>0.16975973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9]*[.B119]" office:value-type="float" office:value="0.0848798685" calcext:value-type="float">
            <text:p>0.0848798685</text:p>
          </table:table-cell>
          <table:table-cell table:formula="of:=[.D119]*20" office:value-type="float" office:value="1.69759737" calcext:value-type="float">
            <text:p>1.69759737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formula="of:=[.D62]" office:value-type="float" office:value="0.61125966" calcext:value-type="float">
            <text:p>0.6112596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20]*[.B120]" office:value-type="float" office:value="0.183377898" calcext:value-type="float">
            <text:p>0.183377898</text:p>
          </table:table-cell>
          <table:table-cell table:formula="of:=[.D120]*20" office:value-type="float" office:value="3.66755796" calcext:value-type="float">
            <text:p>3.6675579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3"/>
          <table:table-cell table:formula="of:=SUM([.D119:.D120])" office:value-type="float" office:value="0.2682577665" calcext:value-type="float">
            <text:p>0.2682577665</text:p>
          </table:table-cell>
          <table:table-cell table:formula="of:=[.D121]*20" office:value-type="float" office:value="5.36515533" calcext:value-type="float">
            <text:p>5.36515533</text:p>
          </table:table-cell>
          <table:table-cell/>
          <table:table-cell table:formula="of:=[.D121]*100" office:value-type="float" office:value="26.82577665" calcext:value-type="float">
            <text:p>26.82577665</text:p>
          </table:table-cell>
          <table:table-cell table:style-name="ce2" table:formula="of:=[.G121]" office:value-type="float" office:value="26.82577665" calcext:value-type="float">
            <text:p>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8"/>
        </table:table-row>
        <table:table-row table:style-name="ro1">
          <table:table-cell table:formula="of:=[.D65]" office:value-type="float" office:value="0.06791774" calcext:value-type="float">
            <text:p>0.06791774</text:p>
          </table:table-cell>
          <table:table-cell table:number-columns-repeated="2"/>
          <table:table-cell table:formula="of:=[.A123]" office:value-type="float" office:value="0.06791774" calcext:value-type="float">
            <text:p>0.06791774</text:p>
          </table:table-cell>
          <table:table-cell table:formula="of:=[.D123]*20" office:value-type="float" office:value="1.3583548" calcext:value-type="float">
            <text:p>1.3583548</text:p>
          </table:table-cell>
          <table:table-cell/>
          <table:table-cell table:formula="of:=[.D123]*100" office:value-type="float" office:value="6.791774" calcext:value-type="float">
            <text:p>6.791774</text:p>
          </table:table-cell>
          <table:table-cell table:style-name="ce2" table:formula="of:=[.G123]" office:value-type="float" office:value="6.791774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23]+[.D116]+[.D110]+[.D107]+[.D104]" office:value-type="float" office:value="0.7317422335" calcext:value-type="float">
            <text:p>0.7317422335</text:p>
          </table:table-cell>
          <table:table-cell table:number-columns-repeated="2"/>
          <table:table-cell table:formula="of:=SUM([.G104:.G123])" office:value-type="float" office:value="100" calcext:value-type="float">
            <text:p>100</text:p>
          </table:table-cell>
          <table:table-cell table:formula="of:=SUM([.H104:.H123])" office:value-type="float" office:value="100" calcext:value-type="float">
            <text:p>100</text:p>
          </table:table-cell>
          <table:table-cell table:formula="of:=SUM([.I104:.I123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3:18:12.869023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25T12:55:15.791267058</meta:creation-date>
    <dc:date>2019-09-30T15:50:42.844666482</dc:date>
    <dc:creator>Jon Worth</dc:creator>
    <meta:editing-duration>P1DT8H55M13S</meta:editing-duration>
    <meta:editing-cycles>7</meta:editing-cycles>
    <meta:generator>LibreOffice/6.2.0.3$MacOSX_X86_64 LibreOffice_project/98c6a8a1c6c7b144ce3cc729e34964b47ce25d62</meta:generator>
    <meta:document-statistic meta:table-count="1" meta:cell-count="259" meta:object-count="0"/>
  </office:meta>
</office:document-meta>
</file>